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2:36:3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654560" calcext:value-type="float">
            <text:p>654560</text:p>
          </table:table-cell>
          <table:table-cell office:value-type="float" office:value="522977" calcext:value-type="float">
            <text:p>522977</text:p>
          </table:table-cell>
          <table:table-cell office:value-type="float" office:value="131583" calcext:value-type="float">
            <text:p>131583</text:p>
          </table:table-cell>
          <table:table-cell/>
          <table:table-cell office:value-type="float" office:value="19383" calcext:value-type="float">
            <text:p>19383</text:p>
          </table:table-cell>
          <table:table-cell office:value-type="float" office:value="14692" calcext:value-type="float">
            <text:p>14692</text:p>
          </table:table-cell>
          <table:table-cell office:value-type="float" office:value="4691" calcext:value-type="float">
            <text:p>4691</text:p>
          </table:table-cell>
          <table:table-cell/>
          <table:table-cell office:value-type="float" office:value="18198" calcext:value-type="float">
            <text:p>18198</text:p>
          </table:table-cell>
          <table:table-cell office:value-type="float" office:value="14729" calcext:value-type="float">
            <text:p>14729</text:p>
          </table:table-cell>
          <table:table-cell office:value-type="float" office:value="3469" calcext:value-type="float">
            <text:p>3469</text:p>
          </table:table-cell>
          <table:table-cell/>
          <table:table-cell table:formula="of:=SUM([.M2]/([.E2]+[.I2]+[.M2]))" office:value-type="percentage" office:value="0.0248241414596796" calcext:value-type="percentage">
            <text:p>2.48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669169" calcext:value-type="float">
            <text:p>669169</text:p>
          </table:table-cell>
          <table:table-cell office:value-type="float" office:value="534688" calcext:value-type="float">
            <text:p>534688</text:p>
          </table:table-cell>
          <table:table-cell office:value-type="float" office:value="134481" calcext:value-type="float">
            <text:p>134481</text:p>
          </table:table-cell>
          <table:table-cell/>
          <table:table-cell office:value-type="float" office:value="14642" calcext:value-type="float">
            <text:p>14642</text:p>
          </table:table-cell>
          <table:table-cell office:value-type="float" office:value="11099" calcext:value-type="float">
            <text:p>11099</text:p>
          </table:table-cell>
          <table:table-cell office:value-type="float" office:value="3543" calcext:value-type="float">
            <text:p>3543</text:p>
          </table:table-cell>
          <table:table-cell/>
          <table:table-cell office:value-type="float" office:value="10916" calcext:value-type="float">
            <text:p>10916</text:p>
          </table:table-cell>
          <table:table-cell office:value-type="float" office:value="8938" calcext:value-type="float">
            <text:p>8938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SUM([.M3]/([.E3]+[.I3]+[.M3]))" office:value-type="percentage" office:value="0.0141283695947201" calcext:value-type="percentage">
            <text:p>1.41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635597" calcext:value-type="float">
            <text:p>635597</text:p>
          </table:table-cell>
          <table:table-cell office:value-type="float" office:value="508219" calcext:value-type="float">
            <text:p>508219</text:p>
          </table:table-cell>
          <table:table-cell office:value-type="float" office:value="127378" calcext:value-type="float">
            <text:p>127378</text:p>
          </table:table-cell>
          <table:table-cell/>
          <table:table-cell office:value-type="float" office:value="21149" calcext:value-type="float">
            <text:p>21149</text:p>
          </table:table-cell>
          <table:table-cell office:value-type="float" office:value="16015" calcext:value-type="float">
            <text:p>16015</text:p>
          </table:table-cell>
          <table:table-cell office:value-type="float" office:value="5134" calcext:value-type="float">
            <text:p>5134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791" calcext:value-type="float">
            <text:p>17791</text:p>
          </table:table-cell>
          <table:table-cell office:value-type="float" office:value="4367" calcext:value-type="float">
            <text:p>4367</text:p>
          </table:table-cell>
          <table:table-cell/>
          <table:table-cell table:formula="of:=SUM([.M4]/([.E4]+[.I4]+[.M4]))" office:value-type="percentage" office:value="0.0319040904740683" calcext:value-type="percentage">
            <text:p>3.19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646496" calcext:value-type="float">
            <text:p>646496</text:p>
          </table:table-cell>
          <table:table-cell office:value-type="float" office:value="516772" calcext:value-type="float">
            <text:p>516772</text:p>
          </table:table-cell>
          <table:table-cell office:value-type="float" office:value="129724" calcext:value-type="float">
            <text:p>129724</text:p>
          </table:table-cell>
          <table:table-cell/>
          <table:table-cell office:value-type="float" office:value="21615" calcext:value-type="float">
            <text:p>21615</text:p>
          </table:table-cell>
          <table:table-cell office:value-type="float" office:value="16429" calcext:value-type="float">
            <text:p>16429</text:p>
          </table:table-cell>
          <table:table-cell office:value-type="float" office:value="5186" calcext:value-type="float">
            <text:p>5186</text:p>
          </table:table-cell>
          <table:table-cell/>
          <table:table-cell office:value-type="float" office:value="17152" calcext:value-type="float">
            <text:p>17152</text:p>
          </table:table-cell>
          <table:table-cell office:value-type="float" office:value="13923" calcext:value-type="float">
            <text:p>13923</text:p>
          </table:table-cell>
          <table:table-cell office:value-type="float" office:value="3229" calcext:value-type="float">
            <text:p>3229</text:p>
          </table:table-cell>
          <table:table-cell/>
          <table:table-cell table:formula="of:=SUM([.M5]/([.E5]+[.I5]+[.M5]))" office:value-type="percentage" office:value="0.0233750063341996" calcext:value-type="percentage">
            <text:p>2.34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640533" calcext:value-type="float">
            <text:p>640533</text:p>
          </table:table-cell>
          <table:table-cell office:value-type="float" office:value="511046" calcext:value-type="float">
            <text:p>511046</text:p>
          </table:table-cell>
          <table:table-cell office:value-type="float" office:value="129487" calcext:value-type="float">
            <text:p>129487</text:p>
          </table:table-cell>
          <table:table-cell/>
          <table:table-cell office:value-type="float" office:value="23383" calcext:value-type="float">
            <text:p>23383</text:p>
          </table:table-cell>
          <table:table-cell office:value-type="float" office:value="17784" calcext:value-type="float">
            <text:p>17784</text:p>
          </table:table-cell>
          <table:table-cell office:value-type="float" office:value="5599" calcext:value-type="float">
            <text:p>5599</text:p>
          </table:table-cell>
          <table:table-cell/>
          <table:table-cell office:value-type="float" office:value="19085" calcext:value-type="float">
            <text:p>19085</text:p>
          </table:table-cell>
          <table:table-cell office:value-type="float" office:value="15537" calcext:value-type="float">
            <text:p>15537</text:p>
          </table:table-cell>
          <table:table-cell office:value-type="float" office:value="3548" calcext:value-type="float">
            <text:p>3548</text:p>
          </table:table-cell>
          <table:table-cell/>
          <table:table-cell table:formula="of:=SUM([.M6]/([.E6]+[.I6]+[.M6]))" office:value-type="percentage" office:value="0.025592567479839" calcext:value-type="percentage">
            <text:p>2.56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648830" calcext:value-type="float">
            <text:p>648830</text:p>
          </table:table-cell>
          <table:table-cell office:value-type="float" office:value="518602" calcext:value-type="float">
            <text:p>518602</text:p>
          </table:table-cell>
          <table:table-cell office:value-type="float" office:value="130228" calcext:value-type="float">
            <text:p>130228</text:p>
          </table:table-cell>
          <table:table-cell/>
          <table:table-cell office:value-type="float" office:value="21086" calcext:value-type="float">
            <text:p>21086</text:p>
          </table:table-cell>
          <table:table-cell office:value-type="float" office:value="16074" calcext:value-type="float">
            <text:p>16074</text:p>
          </table:table-cell>
          <table:table-cell office:value-type="float" office:value="5012" calcext:value-type="float">
            <text:p>5012</text:p>
          </table:table-cell>
          <table:table-cell/>
          <table:table-cell office:value-type="float" office:value="18553" calcext:value-type="float">
            <text:p>18553</text:p>
          </table:table-cell>
          <table:table-cell office:value-type="float" office:value="15178" calcext:value-type="float">
            <text:p>15178</text:p>
          </table:table-cell>
          <table:table-cell office:value-type="float" office:value="3375" calcext:value-type="float">
            <text:p>3375</text:p>
          </table:table-cell>
          <table:table-cell/>
          <table:table-cell table:formula="of:=SUM([.M7]/([.E7]+[.I7]+[.M7]))" office:value-type="percentage" office:value="0.0243480142841684" calcext:value-type="percentage">
            <text:p>2.43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639680" calcext:value-type="float">
            <text:p>639680</text:p>
          </table:table-cell>
          <table:table-cell office:value-type="float" office:value="510859" calcext:value-type="float">
            <text:p>510859</text:p>
          </table:table-cell>
          <table:table-cell office:value-type="float" office:value="128821" calcext:value-type="float">
            <text:p>128821</text:p>
          </table:table-cell>
          <table:table-cell/>
          <table:table-cell office:value-type="float" office:value="20795" calcext:value-type="float">
            <text:p>20795</text:p>
          </table:table-cell>
          <table:table-cell office:value-type="float" office:value="15670" calcext:value-type="float">
            <text:p>15670</text:p>
          </table:table-cell>
          <table:table-cell office:value-type="float" office:value="5125" calcext:value-type="float">
            <text:p>5125</text:p>
          </table:table-cell>
          <table:table-cell/>
          <table:table-cell office:value-type="float" office:value="20884" calcext:value-type="float">
            <text:p>20884</text:p>
          </table:table-cell>
          <table:table-cell office:value-type="float" office:value="16865" calcext:value-type="float">
            <text:p>16865</text:p>
          </table:table-cell>
          <table:table-cell office:value-type="float" office:value="4019" calcext:value-type="float">
            <text:p>4019</text:p>
          </table:table-cell>
          <table:table-cell/>
          <table:table-cell table:formula="of:=SUM([.M8]/([.E8]+[.I8]+[.M8]))" office:value-type="percentage" office:value="0.0291305765955134" calcext:value-type="percentage">
            <text:p>2.91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643730" calcext:value-type="float">
            <text:p>643730</text:p>
          </table:table-cell>
          <table:table-cell office:value-type="float" office:value="513720" calcext:value-type="float">
            <text:p>513720</text:p>
          </table:table-cell>
          <table:table-cell office:value-type="float" office:value="130010" calcext:value-type="float">
            <text:p>130010</text:p>
          </table:table-cell>
          <table:table-cell/>
          <table:table-cell office:value-type="float" office:value="21304" calcext:value-type="float">
            <text:p>21304</text:p>
          </table:table-cell>
          <table:table-cell office:value-type="float" office:value="16137" calcext:value-type="float">
            <text:p>16137</text:p>
          </table:table-cell>
          <table:table-cell office:value-type="float" office:value="5167" calcext:value-type="float">
            <text:p>5167</text:p>
          </table:table-cell>
          <table:table-cell/>
          <table:table-cell office:value-type="float" office:value="19746" calcext:value-type="float">
            <text:p>19746</text:p>
          </table:table-cell>
          <table:table-cell office:value-type="float" office:value="16012" calcext:value-type="float">
            <text:p>16012</text:p>
          </table:table-cell>
          <table:table-cell office:value-type="float" office:value="3734" calcext:value-type="float">
            <text:p>3734</text:p>
          </table:table-cell>
          <table:table-cell/>
          <table:table-cell table:formula="of:=SUM([.M9]/([.E9]+[.I9]+[.M9]))" office:value-type="percentage" office:value="0.0268805206211171" calcext:value-type="percentage">
            <text:p>2.69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661090" calcext:value-type="float">
            <text:p>661090</text:p>
          </table:table-cell>
          <table:table-cell office:value-type="float" office:value="527264" calcext:value-type="float">
            <text:p>527264</text:p>
          </table:table-cell>
          <table:table-cell office:value-type="float" office:value="133826" calcext:value-type="float">
            <text:p>133826</text:p>
          </table:table-cell>
          <table:table-cell/>
          <table:table-cell office:value-type="float" office:value="16468" calcext:value-type="float">
            <text:p>16468</text:p>
          </table:table-cell>
          <table:table-cell office:value-type="float" office:value="12543" calcext:value-type="float">
            <text:p>12543</text:p>
          </table:table-cell>
          <table:table-cell office:value-type="float" office:value="3925" calcext:value-type="float">
            <text:p>3925</text:p>
          </table:table-cell>
          <table:table-cell/>
          <table:table-cell office:value-type="float" office:value="14750" calcext:value-type="float">
            <text:p>14750</text:p>
          </table:table-cell>
          <table:table-cell office:value-type="float" office:value="11964" calcext:value-type="float">
            <text:p>11964</text:p>
          </table:table-cell>
          <table:table-cell office:value-type="float" office:value="2786" calcext:value-type="float">
            <text:p>2786</text:p>
          </table:table-cell>
          <table:table-cell/>
          <table:table-cell table:formula="of:=SUM([.M10]/([.E10]+[.I10]+[.M10]))" office:value-type="percentage" office:value="0.0198239609497855" calcext:value-type="percentage">
            <text:p>1.98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665979" calcext:value-type="float">
            <text:p>665979</text:p>
          </table:table-cell>
          <table:table-cell office:value-type="float" office:value="533295" calcext:value-type="float">
            <text:p>533295</text:p>
          </table:table-cell>
          <table:table-cell office:value-type="float" office:value="132684" calcext:value-type="float">
            <text:p>132684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12130" calcext:value-type="float">
            <text:p>12130</text:p>
          </table:table-cell>
          <table:table-cell office:value-type="float" office:value="3734" calcext:value-type="float">
            <text:p>3734</text:p>
          </table:table-cell>
          <table:table-cell/>
          <table:table-cell office:value-type="float" office:value="13523" calcext:value-type="float">
            <text:p>13523</text:p>
          </table:table-cell>
          <table:table-cell office:value-type="float" office:value="10990" calcext:value-type="float">
            <text:p>10990</text:p>
          </table:table-cell>
          <table:table-cell office:value-type="float" office:value="2533" calcext:value-type="float">
            <text:p>2533</text:p>
          </table:table-cell>
          <table:table-cell/>
          <table:table-cell table:formula="of:=SUM([.M11]/([.E11]+[.I11]+[.M11]))" office:value-type="percentage" office:value="0.0182294477909479" calcext:value-type="percentage">
            <text:p>1.82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640510" calcext:value-type="float">
            <text:p>640510</text:p>
          </table:table-cell>
          <table:table-cell office:value-type="float" office:value="510673" calcext:value-type="float">
            <text:p>510673</text:p>
          </table:table-cell>
          <table:table-cell office:value-type="float" office:value="129837" calcext:value-type="float">
            <text:p>129837</text:p>
          </table:table-cell>
          <table:table-cell/>
          <table:table-cell office:value-type="float" office:value="22473" calcext:value-type="float">
            <text:p>22473</text:p>
          </table:table-cell>
          <table:table-cell office:value-type="float" office:value="17076" calcext:value-type="float">
            <text:p>17076</text:p>
          </table:table-cell>
          <table:table-cell office:value-type="float" office:value="5397" calcext:value-type="float">
            <text:p>5397</text:p>
          </table:table-cell>
          <table:table-cell/>
          <table:table-cell office:value-type="float" office:value="20295" calcext:value-type="float">
            <text:p>20295</text:p>
          </table:table-cell>
          <table:table-cell office:value-type="float" office:value="16398" calcext:value-type="float">
            <text:p>16398</text:p>
          </table:table-cell>
          <table:table-cell office:value-type="float" office:value="3897" calcext:value-type="float">
            <text:p>3897</text:p>
          </table:table-cell>
          <table:table-cell/>
          <table:table-cell table:formula="of:=SUM([.M12]/([.E12]+[.I12]+[.M12]))" office:value-type="percentage" office:value="0.0280095737111068" calcext:value-type="percentage">
            <text:p>2.80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632836" calcext:value-type="float">
            <text:p>632836</text:p>
          </table:table-cell>
          <table:table-cell office:value-type="float" office:value="505024" calcext:value-type="float">
            <text:p>505024</text:p>
          </table:table-cell>
          <table:table-cell office:value-type="float" office:value="127812" calcext:value-type="float">
            <text:p>127812</text:p>
          </table:table-cell>
          <table:table-cell/>
          <table:table-cell office:value-type="float" office:value="23321" calcext:value-type="float">
            <text:p>23321</text:p>
          </table:table-cell>
          <table:table-cell office:value-type="float" office:value="17702" calcext:value-type="float">
            <text:p>17702</text:p>
          </table:table-cell>
          <table:table-cell office:value-type="float" office:value="5619" calcext:value-type="float">
            <text:p>5619</text:p>
          </table:table-cell>
          <table:table-cell/>
          <table:table-cell office:value-type="float" office:value="23248" calcext:value-type="float">
            <text:p>23248</text:p>
          </table:table-cell>
          <table:table-cell office:value-type="float" office:value="18726" calcext:value-type="float">
            <text:p>18726</text:p>
          </table:table-cell>
          <table:table-cell office:value-type="float" office:value="4522" calcext:value-type="float">
            <text:p>4522</text:p>
          </table:table-cell>
          <table:table-cell/>
          <table:table-cell table:formula="of:=SUM([.M13]/([.E13]+[.I13]+[.M13]))" office:value-type="percentage" office:value="0.032779279899676" calcext:value-type="percentage">
            <text:p>3.28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639158" calcext:value-type="float">
            <text:p>639158</text:p>
          </table:table-cell>
          <table:table-cell office:value-type="float" office:value="511162" calcext:value-type="float">
            <text:p>511162</text:p>
          </table:table-cell>
          <table:table-cell office:value-type="float" office:value="127996" calcext:value-type="float">
            <text:p>127996</text:p>
          </table:table-cell>
          <table:table-cell/>
          <table:table-cell office:value-type="float" office:value="24496" calcext:value-type="float">
            <text:p>24496</text:p>
          </table:table-cell>
          <table:table-cell office:value-type="float" office:value="18615" calcext:value-type="float">
            <text:p>18615</text:p>
          </table:table-cell>
          <table:table-cell office:value-type="float" office:value="5881" calcext:value-type="float">
            <text:p>5881</text:p>
          </table:table-cell>
          <table:table-cell/>
          <table:table-cell office:value-type="float" office:value="20941" calcext:value-type="float">
            <text:p>20941</text:p>
          </table:table-cell>
          <table:table-cell office:value-type="float" office:value="16936" calcext:value-type="float">
            <text:p>16936</text:p>
          </table:table-cell>
          <table:table-cell office:value-type="float" office:value="4005" calcext:value-type="float">
            <text:p>4005</text:p>
          </table:table-cell>
          <table:table-cell/>
          <table:table-cell table:formula="of:=SUM([.M14]/([.E14]+[.I14]+[.M14]))" office:value-type="percentage" office:value="0.0290465760577885" calcext:value-type="percentage">
            <text:p>2.90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641958" calcext:value-type="float">
            <text:p>641958</text:p>
          </table:table-cell>
          <table:table-cell office:value-type="float" office:value="512028" calcext:value-type="float">
            <text:p>512028</text:p>
          </table:table-cell>
          <table:table-cell office:value-type="float" office:value="129930" calcext:value-type="float">
            <text:p>12993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17167" calcext:value-type="float">
            <text:p>17167</text:p>
          </table:table-cell>
          <table:table-cell office:value-type="float" office:value="5402" calcext:value-type="float">
            <text:p>5402</text:p>
          </table:table-cell>
          <table:table-cell/>
          <table:table-cell office:value-type="float" office:value="19523" calcext:value-type="float">
            <text:p>19523</text:p>
          </table:table-cell>
          <table:table-cell office:value-type="float" office:value="15765" calcext:value-type="float">
            <text:p>15765</text:p>
          </table:table-cell>
          <table:table-cell office:value-type="float" office:value="3758" calcext:value-type="float">
            <text:p>3758</text:p>
          </table:table-cell>
          <table:table-cell/>
          <table:table-cell table:formula="of:=SUM([.M15]/([.E15]+[.I15]+[.M15]))" office:value-type="percentage" office:value="0.0270184772449493" calcext:value-type="percentage">
            <text:p>2.70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640287" calcext:value-type="float">
            <text:p>640287</text:p>
          </table:table-cell>
          <table:table-cell office:value-type="float" office:value="511324" calcext:value-type="float">
            <text:p>511324</text:p>
          </table:table-cell>
          <table:table-cell office:value-type="float" office:value="128963" calcext:value-type="float">
            <text:p>128963</text:p>
          </table:table-cell>
          <table:table-cell/>
          <table:table-cell office:value-type="float" office:value="23526" calcext:value-type="float">
            <text:p>23526</text:p>
          </table:table-cell>
          <table:table-cell office:value-type="float" office:value="17918" calcext:value-type="float">
            <text:p>17918</text:p>
          </table:table-cell>
          <table:table-cell office:value-type="float" office:value="5608" calcext:value-type="float">
            <text:p>5608</text:p>
          </table:table-cell>
          <table:table-cell/>
          <table:table-cell office:value-type="float" office:value="19299" calcext:value-type="float">
            <text:p>19299</text:p>
          </table:table-cell>
          <table:table-cell office:value-type="float" office:value="15801" calcext:value-type="float">
            <text:p>15801</text:p>
          </table:table-cell>
          <table:table-cell office:value-type="float" office:value="3498" calcext:value-type="float">
            <text:p>3498</text:p>
          </table:table-cell>
          <table:table-cell/>
          <table:table-cell table:formula="of:=SUM([.M16]/([.E16]+[.I16]+[.M16]))" office:value-type="percentage" office:value="0.0253351585077027" calcext:value-type="percentage">
            <text:p>2.53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632366" calcext:value-type="float">
            <text:p>632366</text:p>
          </table:table-cell>
          <table:table-cell office:value-type="float" office:value="505201" calcext:value-type="float">
            <text:p>505201</text:p>
          </table:table-cell>
          <table:table-cell office:value-type="float" office:value="127165" calcext:value-type="float">
            <text:p>127165</text:p>
          </table:table-cell>
          <table:table-cell/>
          <table:table-cell office:value-type="float" office:value="23004" calcext:value-type="float">
            <text:p>23004</text:p>
          </table:table-cell>
          <table:table-cell office:value-type="float" office:value="17387" calcext:value-type="float">
            <text:p>17387</text:p>
          </table:table-cell>
          <table:table-cell office:value-type="float" office:value="5617" calcext:value-type="float">
            <text:p>5617</text:p>
          </table:table-cell>
          <table:table-cell/>
          <table:table-cell office:value-type="float" office:value="23033" calcext:value-type="float">
            <text:p>23033</text:p>
          </table:table-cell>
          <table:table-cell office:value-type="float" office:value="18648" calcext:value-type="float">
            <text:p>18648</text:p>
          </table:table-cell>
          <table:table-cell office:value-type="float" office:value="4385" calcext:value-type="float">
            <text:p>4385</text:p>
          </table:table-cell>
          <table:table-cell/>
          <table:table-cell table:formula="of:=SUM([.M17]/([.E17]+[.I17]+[.M17]))" office:value-type="percentage" office:value="0.0319683305751383" calcext:value-type="percentage">
            <text:p>3.20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638561" calcext:value-type="float">
            <text:p>638561</text:p>
          </table:table-cell>
          <table:table-cell office:value-type="float" office:value="509679" calcext:value-type="float">
            <text:p>509679</text:p>
          </table:table-cell>
          <table:table-cell office:value-type="float" office:value="128882" calcext:value-type="float">
            <text:p>128882</text:p>
          </table:table-cell>
          <table:table-cell/>
          <table:table-cell office:value-type="float" office:value="20941" calcext:value-type="float">
            <text:p>20941</text:p>
          </table:table-cell>
          <table:table-cell office:value-type="float" office:value="16035" calcext:value-type="float">
            <text:p>16035</text:p>
          </table:table-cell>
          <table:table-cell office:value-type="float" office:value="4906" calcext:value-type="float">
            <text:p>4906</text:p>
          </table:table-cell>
          <table:table-cell/>
          <table:table-cell office:value-type="float" office:value="21835" calcext:value-type="float">
            <text:p>21835</text:p>
          </table:table-cell>
          <table:table-cell office:value-type="float" office:value="17689" calcext:value-type="float">
            <text:p>17689</text:p>
          </table:table-cell>
          <table:table-cell office:value-type="float" office:value="4146" calcext:value-type="float">
            <text:p>4146</text:p>
          </table:table-cell>
          <table:table-cell/>
          <table:table-cell table:formula="of:=SUM([.M18]/([.E18]+[.I18]+[.M18]))" office:value-type="percentage" office:value="0.0300578537561442" calcext:value-type="percentage">
            <text:p>3.01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635627" calcext:value-type="float">
            <text:p>635627</text:p>
          </table:table-cell>
          <table:table-cell office:value-type="float" office:value="506322" calcext:value-type="float">
            <text:p>506322</text:p>
          </table:table-cell>
          <table:table-cell office:value-type="float" office:value="129305" calcext:value-type="float">
            <text:p>129305</text:p>
          </table:table-cell>
          <table:table-cell/>
          <table:table-cell office:value-type="float" office:value="21684" calcext:value-type="float">
            <text:p>21684</text:p>
          </table:table-cell>
          <table:table-cell office:value-type="float" office:value="16469" calcext:value-type="float">
            <text:p>16469</text:p>
          </table:table-cell>
          <table:table-cell office:value-type="float" office:value="5215" calcext:value-type="float">
            <text:p>5215</text:p>
          </table:table-cell>
          <table:table-cell/>
          <table:table-cell office:value-type="float" office:value="21048" calcext:value-type="float">
            <text:p>21048</text:p>
          </table:table-cell>
          <table:table-cell office:value-type="float" office:value="17092" calcext:value-type="float">
            <text:p>17092</text:p>
          </table:table-cell>
          <table:table-cell office:value-type="float" office:value="3956" calcext:value-type="float">
            <text:p>3956</text:p>
          </table:table-cell>
          <table:table-cell/>
          <table:table-cell table:formula="of:=SUM([.M19]/([.E19]+[.I19]+[.M19]))" office:value-type="percentage" office:value="0.0285681273289234" calcext:value-type="percentage">
            <text:p>2.86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641453" calcext:value-type="float">
            <text:p>641453</text:p>
          </table:table-cell>
          <table:table-cell office:value-type="float" office:value="510439" calcext:value-type="float">
            <text:p>510439</text:p>
          </table:table-cell>
          <table:table-cell office:value-type="float" office:value="131014" calcext:value-type="float">
            <text:p>131014</text:p>
          </table:table-cell>
          <table:table-cell/>
          <table:table-cell office:value-type="float" office:value="18889" calcext:value-type="float">
            <text:p>18889</text:p>
          </table:table-cell>
          <table:table-cell office:value-type="float" office:value="14415" calcext:value-type="float">
            <text:p>14415</text:p>
          </table:table-cell>
          <table:table-cell office:value-type="float" office:value="4474" calcext:value-type="float">
            <text:p>4474</text:p>
          </table:table-cell>
          <table:table-cell/>
          <table:table-cell office:value-type="float" office:value="19223" calcext:value-type="float">
            <text:p>19223</text:p>
          </table:table-cell>
          <table:table-cell office:value-type="float" office:value="15633" calcext:value-type="float">
            <text:p>15633</text:p>
          </table:table-cell>
          <table:table-cell office:value-type="float" office:value="3590" calcext:value-type="float">
            <text:p>3590</text:p>
          </table:table-cell>
          <table:table-cell/>
          <table:table-cell table:formula="of:=SUM([.M20]/([.E20]+[.I20]+[.M20]))" office:value-type="percentage" office:value="0.0258128532190569" calcext:value-type="percentage">
            <text:p>2.58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638406" calcext:value-type="float">
            <text:p>638406</text:p>
          </table:table-cell>
          <table:table-cell office:value-type="float" office:value="509151" calcext:value-type="float">
            <text:p>509151</text:p>
          </table:table-cell>
          <table:table-cell office:value-type="float" office:value="129255" calcext:value-type="float">
            <text:p>129255</text:p>
          </table:table-cell>
          <table:table-cell/>
          <table:table-cell office:value-type="float" office:value="21081" calcext:value-type="float">
            <text:p>21081</text:p>
          </table:table-cell>
          <table:table-cell office:value-type="float" office:value="16087" calcext:value-type="float">
            <text:p>16087</text:p>
          </table:table-cell>
          <table:table-cell office:value-type="float" office:value="4994" calcext:value-type="float">
            <text:p>4994</text:p>
          </table:table-cell>
          <table:table-cell/>
          <table:table-cell office:value-type="float" office:value="19731" calcext:value-type="float">
            <text:p>19731</text:p>
          </table:table-cell>
          <table:table-cell office:value-type="float" office:value="15872" calcext:value-type="float">
            <text:p>15872</text:p>
          </table:table-cell>
          <table:table-cell office:value-type="float" office:value="3859" calcext:value-type="float">
            <text:p>3859</text:p>
          </table:table-cell>
          <table:table-cell/>
          <table:table-cell table:formula="of:=SUM([.M21]/([.E21]+[.I21]+[.M21]))" office:value-type="percentage" office:value="0.0279419005416051" calcext:value-type="percentage">
            <text:p>2.79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625155" calcext:value-type="float">
            <text:p>625155</text:p>
          </table:table-cell>
          <table:table-cell office:value-type="float" office:value="498526" calcext:value-type="float">
            <text:p>498526</text:p>
          </table:table-cell>
          <table:table-cell office:value-type="float" office:value="126629" calcext:value-type="float">
            <text:p>126629</text:p>
          </table:table-cell>
          <table:table-cell/>
          <table:table-cell office:value-type="float" office:value="23460" calcext:value-type="float">
            <text:p>23460</text:p>
          </table:table-cell>
          <table:table-cell office:value-type="float" office:value="17818" calcext:value-type="float">
            <text:p>17818</text:p>
          </table:table-cell>
          <table:table-cell office:value-type="float" office:value="5642" calcext:value-type="float">
            <text:p>5642</text:p>
          </table:table-cell>
          <table:table-cell/>
          <table:table-cell office:value-type="float" office:value="23664" calcext:value-type="float">
            <text:p>23664</text:p>
          </table:table-cell>
          <table:table-cell office:value-type="float" office:value="19255" calcext:value-type="float">
            <text:p>19255</text:p>
          </table:table-cell>
          <table:table-cell office:value-type="float" office:value="4409" calcext:value-type="float">
            <text:p>4409</text:p>
          </table:table-cell>
          <table:table-cell/>
          <table:table-cell table:formula="of:=SUM([.M22]/([.E22]+[.I22]+[.M22]))" office:value-type="percentage" office:value="0.0322578285045361" calcext:value-type="percentage">
            <text:p>3.23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633235" calcext:value-type="float">
            <text:p>633235</text:p>
          </table:table-cell>
          <table:table-cell office:value-type="float" office:value="505145" calcext:value-type="float">
            <text:p>505145</text:p>
          </table:table-cell>
          <table:table-cell office:value-type="float" office:value="128090" calcext:value-type="float">
            <text:p>128090</text:p>
          </table:table-cell>
          <table:table-cell/>
          <table:table-cell office:value-type="float" office:value="22798" calcext:value-type="float">
            <text:p>22798</text:p>
          </table:table-cell>
          <table:table-cell office:value-type="float" office:value="17391" calcext:value-type="float">
            <text:p>17391</text:p>
          </table:table-cell>
          <table:table-cell office:value-type="float" office:value="5407" calcext:value-type="float">
            <text:p>5407</text:p>
          </table:table-cell>
          <table:table-cell/>
          <table:table-cell office:value-type="float" office:value="20323" calcext:value-type="float">
            <text:p>20323</text:p>
          </table:table-cell>
          <table:table-cell office:value-type="float" office:value="16367" calcext:value-type="float">
            <text:p>16367</text:p>
          </table:table-cell>
          <table:table-cell office:value-type="float" office:value="3956" calcext:value-type="float">
            <text:p>3956</text:p>
          </table:table-cell>
          <table:table-cell/>
          <table:table-cell table:formula="of:=SUM([.M23]/([.E23]+[.I23]+[.M23]))" office:value-type="percentage" office:value="0.0287807468734767" calcext:value-type="percentage">
            <text:p>2.88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643455" calcext:value-type="float">
            <text:p>643455</text:p>
          </table:table-cell>
          <table:table-cell office:value-type="float" office:value="513917" calcext:value-type="float">
            <text:p>513917</text:p>
          </table:table-cell>
          <table:table-cell office:value-type="float" office:value="129538" calcext:value-type="float">
            <text:p>129538</text:p>
          </table:table-cell>
          <table:table-cell/>
          <table:table-cell office:value-type="float" office:value="19587" calcext:value-type="float">
            <text:p>19587</text:p>
          </table:table-cell>
          <table:table-cell office:value-type="float" office:value="14818" calcext:value-type="float">
            <text:p>14818</text:p>
          </table:table-cell>
          <table:table-cell office:value-type="float" office:value="4769" calcext:value-type="float">
            <text:p>4769</text:p>
          </table:table-cell>
          <table:table-cell/>
          <table:table-cell office:value-type="float" office:value="17119" calcext:value-type="float">
            <text:p>17119</text:p>
          </table:table-cell>
          <table:table-cell office:value-type="float" office:value="13747" calcext:value-type="float">
            <text:p>13747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SUM([.M24]/([.E24]+[.I24]+[.M24]))" office:value-type="percentage" office:value="0.0244917525548559" calcext:value-type="percentage">
            <text:p>2.45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628770" calcext:value-type="float">
            <text:p>628770</text:p>
          </table:table-cell>
          <table:table-cell office:value-type="float" office:value="501228" calcext:value-type="float">
            <text:p>501228</text:p>
          </table:table-cell>
          <table:table-cell office:value-type="float" office:value="127542" calcext:value-type="float">
            <text:p>127542</text:p>
          </table:table-cell>
          <table:table-cell/>
          <table:table-cell office:value-type="float" office:value="22599" calcext:value-type="float">
            <text:p>22599</text:p>
          </table:table-cell>
          <table:table-cell office:value-type="float" office:value="17083" calcext:value-type="float">
            <text:p>17083</text:p>
          </table:table-cell>
          <table:table-cell office:value-type="float" office:value="5516" calcext:value-type="float">
            <text:p>5516</text:p>
          </table:table-cell>
          <table:table-cell/>
          <table:table-cell office:value-type="float" office:value="23258" calcext:value-type="float">
            <text:p>23258</text:p>
          </table:table-cell>
          <table:table-cell office:value-type="float" office:value="18743" calcext:value-type="float">
            <text:p>18743</text:p>
          </table:table-cell>
          <table:table-cell office:value-type="float" office:value="4515" calcext:value-type="float">
            <text:p>4515</text:p>
          </table:table-cell>
          <table:table-cell/>
          <table:table-cell table:formula="of:=SUM([.M25]/([.E25]+[.I25]+[.M25]))" office:value-type="percentage" office:value="0.0328189397628895" calcext:value-type="percentage">
            <text:p>3.28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642251" calcext:value-type="float">
            <text:p>642251</text:p>
          </table:table-cell>
          <table:table-cell office:value-type="float" office:value="512451" calcext:value-type="float">
            <text:p>512451</text:p>
          </table:table-cell>
          <table:table-cell office:value-type="float" office:value="129800" calcext:value-type="float">
            <text:p>129800</text:p>
          </table:table-cell>
          <table:table-cell/>
          <table:table-cell office:value-type="float" office:value="20688" calcext:value-type="float">
            <text:p>20688</text:p>
          </table:table-cell>
          <table:table-cell office:value-type="float" office:value="15840" calcext:value-type="float">
            <text:p>15840</text:p>
          </table:table-cell>
          <table:table-cell office:value-type="float" office:value="4848" calcext:value-type="float">
            <text:p>4848</text:p>
          </table:table-cell>
          <table:table-cell/>
          <table:table-cell office:value-type="float" office:value="18026" calcext:value-type="float">
            <text:p>18026</text:p>
          </table:table-cell>
          <table:table-cell office:value-type="float" office:value="14405" calcext:value-type="float">
            <text:p>14405</text:p>
          </table:table-cell>
          <table:table-cell office:value-type="float" office:value="3621" calcext:value-type="float">
            <text:p>3621</text:p>
          </table:table-cell>
          <table:table-cell/>
          <table:table-cell table:formula="of:=SUM([.M26]/([.E26]+[.I26]+[.M26]))" office:value-type="percentage" office:value="0.0261880826504856" calcext:value-type="percentage">
            <text:p>2.62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638611" calcext:value-type="float">
            <text:p>638611</text:p>
          </table:table-cell>
          <table:table-cell office:value-type="float" office:value="509137" calcext:value-type="float">
            <text:p>509137</text:p>
          </table:table-cell>
          <table:table-cell office:value-type="float" office:value="129474" calcext:value-type="float">
            <text:p>129474</text:p>
          </table:table-cell>
          <table:table-cell/>
          <table:table-cell office:value-type="float" office:value="23580" calcext:value-type="float">
            <text:p>23580</text:p>
          </table:table-cell>
          <table:table-cell office:value-type="float" office:value="17994" calcext:value-type="float">
            <text:p>17994</text:p>
          </table:table-cell>
          <table:table-cell office:value-type="float" office:value="5586" calcext:value-type="float">
            <text:p>5586</text:p>
          </table:table-cell>
          <table:table-cell/>
          <table:table-cell office:value-type="float" office:value="20450" calcext:value-type="float">
            <text:p>20450</text:p>
          </table:table-cell>
          <table:table-cell office:value-type="float" office:value="16566" calcext:value-type="float">
            <text:p>16566</text:p>
          </table:table-cell>
          <table:table-cell office:value-type="float" office:value="3884" calcext:value-type="float">
            <text:p>3884</text:p>
          </table:table-cell>
          <table:table-cell/>
          <table:table-cell table:formula="of:=SUM([.M27]/([.E27]+[.I27]+[.M27]))" office:value-type="percentage" office:value="0.027953707968678" calcext:value-type="percentage">
            <text:p>2.80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653714" calcext:value-type="float">
            <text:p>653714</text:p>
          </table:table-cell>
          <table:table-cell office:value-type="float" office:value="521252" calcext:value-type="float">
            <text:p>521252</text:p>
          </table:table-cell>
          <table:table-cell office:value-type="float" office:value="132462" calcext:value-type="float">
            <text:p>132462</text:p>
          </table:table-cell>
          <table:table-cell/>
          <table:table-cell office:value-type="float" office:value="19695" calcext:value-type="float">
            <text:p>19695</text:p>
          </table:table-cell>
          <table:table-cell office:value-type="float" office:value="14930" calcext:value-type="float">
            <text:p>14930</text:p>
          </table:table-cell>
          <table:table-cell office:value-type="float" office:value="4765" calcext:value-type="float">
            <text:p>4765</text:p>
          </table:table-cell>
          <table:table-cell/>
          <table:table-cell office:value-type="float" office:value="15672" calcext:value-type="float">
            <text:p>15672</text:p>
          </table:table-cell>
          <table:table-cell office:value-type="float" office:value="12774" calcext:value-type="float">
            <text:p>12774</text:p>
          </table:table-cell>
          <table:table-cell office:value-type="float" office:value="2898" calcext:value-type="float">
            <text:p>2898</text:p>
          </table:table-cell>
          <table:table-cell/>
          <table:table-cell table:formula="of:=SUM([.M28]/([.E28]+[.I28]+[.M28]))" office:value-type="percentage" office:value="0.0206815343443354" calcext:value-type="percentage">
            <text:p>2.07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641701" calcext:value-type="float">
            <text:p>641701</text:p>
          </table:table-cell>
          <table:table-cell office:value-type="float" office:value="511665" calcext:value-type="float">
            <text:p>511665</text:p>
          </table:table-cell>
          <table:table-cell office:value-type="float" office:value="130036" calcext:value-type="float">
            <text:p>130036</text:p>
          </table:table-cell>
          <table:table-cell/>
          <table:table-cell office:value-type="float" office:value="22551" calcext:value-type="float">
            <text:p>22551</text:p>
          </table:table-cell>
          <table:table-cell office:value-type="float" office:value="16997" calcext:value-type="float">
            <text:p>16997</text:p>
          </table:table-cell>
          <table:table-cell office:value-type="float" office:value="5554" calcext:value-type="float">
            <text:p>5554</text:p>
          </table:table-cell>
          <table:table-cell/>
          <table:table-cell office:value-type="float" office:value="19907" calcext:value-type="float">
            <text:p>19907</text:p>
          </table:table-cell>
          <table:table-cell office:value-type="float" office:value="16129" calcext:value-type="float">
            <text:p>16129</text:p>
          </table:table-cell>
          <table:table-cell office:value-type="float" office:value="3778" calcext:value-type="float">
            <text:p>3778</text:p>
          </table:table-cell>
          <table:table-cell/>
          <table:table-cell table:formula="of:=SUM([.M29]/([.E29]+[.I29]+[.M29]))" office:value-type="percentage" office:value="0.0271080879398427" calcext:value-type="percentage">
            <text:p>2.71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639381" calcext:value-type="float">
            <text:p>639381</text:p>
          </table:table-cell>
          <table:table-cell office:value-type="float" office:value="509562" calcext:value-type="float">
            <text:p>509562</text:p>
          </table:table-cell>
          <table:table-cell office:value-type="float" office:value="129819" calcext:value-type="float">
            <text:p>129819</text:p>
          </table:table-cell>
          <table:table-cell/>
          <table:table-cell office:value-type="float" office:value="23078" calcext:value-type="float">
            <text:p>23078</text:p>
          </table:table-cell>
          <table:table-cell office:value-type="float" office:value="17569" calcext:value-type="float">
            <text:p>17569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float" office:value="20882" calcext:value-type="float">
            <text:p>20882</text:p>
          </table:table-cell>
          <table:table-cell office:value-type="float" office:value="16938" calcext:value-type="float">
            <text:p>16938</text:p>
          </table:table-cell>
          <table:table-cell office:value-type="float" office:value="3944" calcext:value-type="float">
            <text:p>3944</text:p>
          </table:table-cell>
          <table:table-cell/>
          <table:table-cell table:formula="of:=SUM([.M30]/([.E30]+[.I30]+[.M30]))" office:value-type="percentage" office:value="0.0283186857372623" calcext:value-type="percentage">
            <text:p>2.83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636155" calcext:value-type="float">
            <text:p>636155</text:p>
          </table:table-cell>
          <table:table-cell office:value-type="float" office:value="505805" calcext:value-type="float">
            <text:p>505805</text:p>
          </table:table-cell>
          <table:table-cell office:value-type="float" office:value="130350" calcext:value-type="float">
            <text:p>130350</text:p>
          </table:table-cell>
          <table:table-cell/>
          <table:table-cell office:value-type="float" office:value="21545" calcext:value-type="float">
            <text:p>21545</text:p>
          </table:table-cell>
          <table:table-cell office:value-type="float" office:value="16235" calcext:value-type="float">
            <text:p>16235</text:p>
          </table:table-cell>
          <table:table-cell office:value-type="float" office:value="5310" calcext:value-type="float">
            <text:p>5310</text:p>
          </table:table-cell>
          <table:table-cell/>
          <table:table-cell office:value-type="float" office:value="20724" calcext:value-type="float">
            <text:p>20724</text:p>
          </table:table-cell>
          <table:table-cell office:value-type="float" office:value="16700" calcext:value-type="float">
            <text:p>16700</text:p>
          </table:table-cell>
          <table:table-cell office:value-type="float" office:value="4024" calcext:value-type="float">
            <text:p>4024</text:p>
          </table:table-cell>
          <table:table-cell/>
          <table:table-cell table:formula="of:=SUM([.M31]/([.E31]+[.I31]+[.M31]))" office:value-type="percentage" office:value="0.0288078806448842" calcext:value-type="percentage">
            <text:p>2.88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644283" calcext:value-type="float">
            <text:p>644283</text:p>
          </table:table-cell>
          <table:table-cell office:value-type="float" office:value="513311" calcext:value-type="float">
            <text:p>513311</text:p>
          </table:table-cell>
          <table:table-cell office:value-type="float" office:value="130972" calcext:value-type="float">
            <text:p>130972</text:p>
          </table:table-cell>
          <table:table-cell/>
          <table:table-cell office:value-type="float" office:value="21230" calcext:value-type="float">
            <text:p>21230</text:p>
          </table:table-cell>
          <table:table-cell office:value-type="float" office:value="16194" calcext:value-type="float">
            <text:p>16194</text:p>
          </table:table-cell>
          <table:table-cell office:value-type="float" office:value="5036" calcext:value-type="float">
            <text:p>5036</text:p>
          </table:table-cell>
          <table:table-cell/>
          <table:table-cell office:value-type="float" office:value="16913" calcext:value-type="float">
            <text:p>16913</text:p>
          </table:table-cell>
          <table:table-cell office:value-type="float" office:value="13777" calcext:value-type="float">
            <text:p>13777</text:p>
          </table:table-cell>
          <table:table-cell office:value-type="float" office:value="3136" calcext:value-type="float">
            <text:p>3136</text:p>
          </table:table-cell>
          <table:table-cell/>
          <table:table-cell table:formula="of:=SUM([.M32]/([.E32]+[.I32]+[.M32]))" office:value-type="percentage" office:value="0.02253780256425" calcext:value-type="percentage">
            <text:p>2.25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635713" calcext:value-type="float">
            <text:p>635713</text:p>
          </table:table-cell>
          <table:table-cell office:value-type="float" office:value="506728" calcext:value-type="float">
            <text:p>506728</text:p>
          </table:table-cell>
          <table:table-cell office:value-type="float" office:value="128985" calcext:value-type="float">
            <text:p>128985</text:p>
          </table:table-cell>
          <table:table-cell/>
          <table:table-cell office:value-type="float" office:value="21453" calcext:value-type="float">
            <text:p>21453</text:p>
          </table:table-cell>
          <table:table-cell office:value-type="float" office:value="16095" calcext:value-type="float">
            <text:p>16095</text:p>
          </table:table-cell>
          <table:table-cell office:value-type="float" office:value="5358" calcext:value-type="float">
            <text:p>5358</text:p>
          </table:table-cell>
          <table:table-cell/>
          <table:table-cell office:value-type="float" office:value="21013" calcext:value-type="float">
            <text:p>21013</text:p>
          </table:table-cell>
          <table:table-cell office:value-type="float" office:value="16858" calcext:value-type="float">
            <text:p>16858</text:p>
          </table:table-cell>
          <table:table-cell office:value-type="float" office:value="4155" calcext:value-type="float">
            <text:p>4155</text:p>
          </table:table-cell>
          <table:table-cell/>
          <table:table-cell table:formula="of:=SUM([.M33]/([.E33]+[.I33]+[.M33]))" office:value-type="percentage" office:value="0.0300004332192523" calcext:value-type="percentage">
            <text:p>3.00%</text:p>
          </table:table-cell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SUM([.O2:.O33])/32" office:value-type="percentage" office:value="0.026710009662215" calcext:value-type="percentage">
            <text:p>2.67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2:42:22.298669827</dc:date>
    <meta:editing-duration>PT1M55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